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handas" fo:font-size="18pt" style:font-size-asian="18pt" style:font-size-complex="18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Chandas" fo:font-size="18pt" style:font-size-asian="18pt" style:font-size-complex="18pt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Chandas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Chandas" officeooo:paragraph-rsid="0007f3aa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handas" fo:font-size="18pt" style:font-size-asian="18pt" style:font-size-complex="18pt"/>
    </style:style>
    <style:style style:name="T1" style:family="text">
      <style:text-properties officeooo:rsid="0007f3aa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07f3aa" style:font-size-asian="18pt" style:font-size-complex="18pt"/>
    </style:style>
    <style:style style:name="T4" style:family="text">
      <style:text-properties fo:font-size="15pt" officeooo:rsid="0007f3aa" style:font-size-asian="13.1000003814697pt" style:font-size-complex="15pt"/>
    </style:style>
    <style:style style:name="T5" style:family="text">
      <style:text-properties fo:font-size="15pt" style:rfc-language-tag="sr-Latn" fo:language="sr" fo:script="Latn" officeooo:rsid="0007f3aa" style:font-size-asian="13.1000003814697pt" style:font-size-complex="15pt"/>
    </style:style>
    <style:style style:name="T6" style:family="text">
      <style:text-properties fo:font-size="15pt" fo:language="hr" fo:country="HR" officeooo:rsid="0007f3aa" style:font-size-asian="13.1000003814697pt" style:font-size-complex="15pt"/>
    </style:style>
    <style:style style:name="T7" style:family="text">
      <style:text-properties fo:font-size="15pt" fo:language="hr" fo:country="HR" officeooo:rsid="000ab567" style:font-size-asian="13.1000003814697pt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tab/><text:tab/><text:tab/></text:p>
      <text:p text:style-name="P5"><text:span text:style-name="T2"><text:tab/> <text:s/></text:span><text:span text:style-name="T3">Projekat iz predmeta Sistemski softver</text:span></text:p>
      <text:p text:style-name="P6"><text:tab/><text:tab/><text:tab/><text:tab/> <text:span text:style-name="T1">Asembler</text:span></text:p>
      <text:p text:style-name="P6"/>
      <text:p text:style-name="P6"/>
      <text:p text:style-name="P6"/>
      <text:p text:style-name="P6"/>
      <text:p text:style-name="P6"><text:tab/></text:p>
      <text:p text:style-name="P6"><text:tab/><text:tab/><text:tab/><text:tab/><text:tab/><text:tab/></text:p>
      <text:p text:style-name="P6"/>
      <text:p text:style-name="P6"/>
      <text:p text:style-name="P6"><text:tab/><text:tab/><text:tab/><text:tab/><text:tab/><text:tab/><text:tab/><text:tab/><text:tab/><text:span text:style-name="T4">Dajana Ili</text:span><text:span text:style-name="T7">c</text:span></text:p>
      <text:p text:style-name="P2"><text:span text:style-name="T7"><text:tab/><text:tab/><text:tab/><text:tab/><text:tab/><text:tab/><text:tab/><text:tab/><text:tab/><text:tab/>0325/2015</text:span></text:p>
      <text:p text:style-name="P1"><text:soft-page-break/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in" fo:margin-bottom="0in" loext:contextual-spacing="true" style:line-height-at-least="0.0098in" fo:text-indent="0in" style:auto-text-indent="true"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2:08:54.602558505</meta:creation-date>
    <dc:date>2018-08-25T12:30:34.935834089</dc:date>
    <meta:editing-duration>PT10M51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2" meta:paragraph-count="8" meta:word-count="9" meta:character-count="106" meta:non-whitespace-character-count="61"/>
  </office:meta>
</office:document-meta>
</file>